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style:style style:name="P22" style:family="paragraph" style:parent-style-name="Text_20_body" style:list-style-name="L22"/>
    <style:style style:name="P23" style:family="paragraph" style:parent-style-name="Text_20_body" style:list-style-name="L23"/>
    <style:style style:name="P24" style:family="paragraph" style:parent-style-name="Text_20_body" style:list-style-name="L24"/>
    <style:style style:name="P25" style:family="paragraph" style:parent-style-name="Text_20_body" style:list-style-name="L25"/>
    <style:style style:name="P26" style:family="paragraph" style:parent-style-name="Text_20_body" style:list-style-name="L26"/>
    <style:style style:name="P27" style:family="paragraph" style:parent-style-name="Text_20_body" style:list-style-name="L27"/>
    <style:style style:name="P28" style:family="paragraph" style:parent-style-name="Text_20_body" style:list-style-name="L28"/>
    <style:style style:name="P29" style:family="paragraph" style:parent-style-name="Text_20_body" style:list-style-name="L29"/>
    <style:style style:name="P30" style:family="paragraph" style:parent-style-name="Text_20_body" style:list-style-name="L30"/>
    <style:style style:name="P31" style:family="paragraph" style:parent-style-name="Text_20_body" style:list-style-name="L31"/>
    <style:style style:name="P32" style:family="paragraph" style:parent-style-name="Text_20_body" style:list-style-name="L32"/>
    <style:style style:name="P33" style:family="paragraph" style:parent-style-name="Text_20_body" style:list-style-name="L33"/>
    <style:style style:name="P34" style:family="paragraph" style:parent-style-name="Text_20_body" style:list-style-name="L34"/>
    <style:style style:name="P35" style:family="paragraph" style:parent-style-name="Text_20_body" style:list-style-name="L35"/>
    <style:style style:name="P36" style:family="paragraph" style:parent-style-name="Text_20_body" style:list-style-name="L36"/>
    <style:style style:name="P37" style:family="paragraph" style:parent-style-name="Text_20_body" style:list-style-name="L37"/>
    <style:style style:name="P38" style:family="paragraph" style:parent-style-name="Text_20_body" style:list-style-name="L38"/>
    <style:style style:name="P39" style:family="paragraph" style:parent-style-name="Text_20_body" style:list-style-name="L39"/>
    <style:style style:name="P40" style:family="paragraph" style:parent-style-name="Text_20_body" style:list-style-name="L40"/>
    <style:style style:name="P41" style:family="paragraph" style:parent-style-name="Text_20_body" style:list-style-name="L41"/>
    <style:style style:name="P42" style:family="paragraph" style:parent-style-name="Text_20_body" style:list-style-name="L42"/>
    <style:style style:name="P43" style:family="paragraph" style:parent-style-name="Text_20_body" style:list-style-name="L43"/>
    <style:style style:name="P44" style:family="paragraph" style:parent-style-name="Text_20_body" style:list-style-name="L44"/>
    <style:style style:name="P45" style:family="paragraph" style:parent-style-name="Text_20_body" style:list-style-name="L45"/>
    <style:style style:name="P46" style:family="paragraph" style:parent-style-name="Text_20_body" style:list-style-name="L46"/>
    <style:style style:name="P47" style:family="paragraph" style:parent-style-name="Text_20_body">
      <style:text-properties fo:font-size="24pt" fo:font-weight="bold" officeooo:rsid="0004985b" officeooo:paragraph-rsid="0004985b" style:font-size-asian="24pt" style:font-weight-asian="bold" style:font-size-complex="24pt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) Stabilize the target app (Spring Boot)</text:h>
      <text:p text:style-name="Text_20_body"><text:span text:style-name="Strong_20_Emphasis">What to do</text:span></text:p>
      <text:list text:style-name="L1">
        <text:list-item>
          <text:p text:style-name="P1">Expose a small, consistent API surface used by benchmarks (e.g., <text:span text:style-name="Source_20_Text">/orders/{id}</text:span>, <text:span text:style-name="Source_20_Text">/orders</text:span> POST, <text:span text:style-name="Source_20_Text">/health</text:span>).</text:p>
        </text:list-item>
        <text:list-item>
          <text:p text:style-name="P1">Make <text:span text:style-name="Strong_20_Emphasis">thread model</text:span> selectable via Spring profiles or a tiny admin endpoint (e.g., <text:span text:style-name="Source_20_Text">platform</text:span>, <text:span text:style-name="Source_20_Text">virtual</text:span>).</text:p>
        </text:list-item>
        <text:list-item>
          <text:p text:style-name="P1">Ensure Flyway migrations + seed data run deterministically.</text:p>
        </text:list-item>
      </text:list>
      <text:p text:style-name="Text_20_body"><text:span text:style-name="Strong_20_Emphasis">DoD</text:span></text:p>
      <text:list text:style-name="L2">
        <text:list-item>
          <text:p text:style-name="P2"><text:span text:style-name="Source_20_Text">java -jar app.jar --spring.profiles.active=platform|virtual</text:span> reliably flips the model.</text:p>
        </text:list-item>
        <text:list-item>
          <text:p text:style-name="P2">DB seeded and endpoints return stable latencies on your machine.</text:p>
        </text:list-item>
      </text:list>
      <text:p text:style-name="Text_20_body"><text:span text:style-name="Strong_20_Emphasis">Interrogations</text:span></text:p>
      <text:list text:style-name="L3">
        <text:list-item>
          <text:p text:style-name="P3">Runtime switch vs restart for thread model?</text:p>
        </text:list-item>
        <text:list-item>
          <text:p text:style-name="P3">Any “test toggles” to force bottlenecks (e.g., sleep, CPU burn) for predictable stress?</text:p>
        </text:list-item>
      </text:list>
      <text:p text:style-name="Horizontal_20_Line"/>
      <text:h text:style-name="Heading_20_1" text:outline-level="1">2) Baseline observability</text:h>
      <text:p text:style-name="Text_20_body"><text:span text:style-name="Strong_20_Emphasis">What to do</text:span></text:p>
      <text:list text:style-name="L4">
        <text:list-item>
          <text:p text:style-name="P4">Micrometer → Prometheus scrape on <text:span text:style-name="Source_20_Text">/actuator/prometheus</text:span>.</text:p>
        </text:list-item>
        <text:list-item>
          <text:p text:style-name="P4">Pick low-cardinality labels only (endpoint, outcome, thread_model). Avoid per-run IDs on hot timeseries.</text:p>
        </text:list-item>
      </text:list>
      <text:p text:style-name="Text_20_body"><text:span text:style-name="Strong_20_Emphasis">DoD</text:span></text:p>
      <text:list text:style-name="L5">
        <text:list-item>
          <text:p text:style-name="P5">Prometheus collects: request count, latency (P50/P95/P99), error rate, Hikari pool metrics, JVM/CPU/GC.</text:p>
        </text:list-item>
      </text:list>
      <text:p text:style-name="Text_20_body"><text:span text:style-name="Strong_20_Emphasis">Interrogations</text:span></text:p>
      <text:list text:style-name="L6">
        <text:list-item>
          <text:p text:style-name="P6">Which labels must remain stable across runs?</text:p>
        </text:list-item>
        <text:list-item>
          <text:p text:style-name="P6">Do we need custom gauges (queue depth, active threads) for clarity?</text:p>
        </text:list-item>
      </text:list>
      <text:p text:style-name="Horizontal_20_Line"/>
      <text:h text:style-name="Heading_20_1" text:outline-level="1">3) Grafana dashboards v1</text:h>
      <text:p text:style-name="Text_20_body"><text:span text:style-name="Strong_20_Emphasis">What to do</text:span></text:p>
      <text:list text:style-name="L7">
        <text:list-item>
          <text:p text:style-name="P7">One main dashboard: RPS, latency P50/P95/P99, error rate, Hikari usage, CPU/GC.</text:p>
        </text:list-item>
        <text:list-item>
          <text:p text:style-name="P7">Variables: <text:span text:style-name="Source_20_Text">thread_model</text:span>, <text:span text:style-name="Source_20_Text">endpoint</text:span>. Time links (last 10m) for easy run sharing.</text:p>
        </text:list-item>
      </text:list>
      <text:p text:style-name="Text_20_body"><text:soft-page-break/><text:span text:style-name="Strong_20_Emphasis">DoD</text:span></text:p>
      <text:list text:style-name="L8">
        <text:list-item>
          <text:p text:style-name="P8">A single JSON dashboard checked into <text:span text:style-name="Source_20_Text">grafana/provisioning/</text:span>.</text:p>
        </text:list-item>
      </text:list>
      <text:p text:style-name="Text_20_body"><text:span text:style-name="Strong_20_Emphasis">Interrogations</text:span></text:p>
      <text:list text:style-name="L9">
        <text:list-item>
          <text:p text:style-name="P9">Do we add a “synthetic SLO” panel (e.g., % requests &lt; X ms)?</text:p>
        </text:list-item>
        <text:list-item>
          <text:p text:style-name="P9">Any per-scenario panels needed or keep one dashboard?</text:p>
        </text:list-item>
      </text:list>
      <text:p text:style-name="Horizontal_20_Line"/>
      <text:h text:style-name="Heading_20_1" text:outline-level="1">4) Load scripts library (k6 first)</text:h>
      <text:p text:style-name="Text_20_body"><text:span text:style-name="Strong_20_Emphasis">What to do</text:span></text:p>
      <text:list text:style-name="L10">
        <text:list-item>
          <text:p text:style-name="P10">Create <text:span text:style-name="Source_20_Text">k6/</text:span> scripts: <text:span text:style-name="Source_20_Text">smoke.js</text:span>, <text:span text:style-name="Source_20_Text">baseline.js</text:span>, <text:span text:style-name="Source_20_Text">soak.js</text:span>, <text:span text:style-name="Source_20_Text">spike.js</text:span>.</text:p>
        </text:list-item>
        <text:list-item>
          <text:p text:style-name="P10">Parameterize via env: <text:span text:style-name="Source_20_Text">RATE</text:span>, <text:span text:style-name="Source_20_Text">DURATION</text:span>, <text:span text:style-name="Source_20_Text">BASE_URL</text:span>, <text:span text:style-name="Source_20_Text">THREAD_MODEL</text:span>.</text:p>
        </text:list-item>
        <text:list-item>
          <text:p text:style-name="P10">Export summaries: <text:span text:style-name="Source_20_Text">--summary-export=/data/runs/&lt;id&gt;.json</text:span>.</text:p>
        </text:list-item>
      </text:list>
      <text:p text:style-name="Text_20_body"><text:span text:style-name="Strong_20_Emphasis">DoD</text:span></text:p>
      <text:list text:style-name="L11">
        <text:list-item>
          <text:p text:style-name="P11">One command runs a test locally and produces a JSON summary.</text:p>
        </text:list-item>
      </text:list>
      <text:p text:style-name="Text_20_body"><text:span text:style-name="Strong_20_Emphasis">Interrogations</text:span></text:p>
      <text:list text:style-name="L12">
        <text:list-item>
          <text:p text:style-name="P12">k6 only or keep <text:span text:style-name="Source_20_Text">wrk2</text:span> as an optional “constant-rate” check?</text:p>
        </text:list-item>
        <text:list-item>
          <text:p text:style-name="P12">Do we cap <text:span text:style-name="Source_20_Text">RATE</text:span> and <text:span text:style-name="Source_20_Text">DURATION</text:span> by default to protect hosts?</text:p>
        </text:list-item>
      </text:list>
      <text:p text:style-name="Horizontal_20_Line"/>
      <text:h text:style-name="Heading_20_1" text:outline-level="1">5) “Runner” service (start tests via API)</text:h>
      <text:p text:style-name="Text_20_body"><text:span text:style-name="Strong_20_Emphasis">What to do</text:span></text:p>
      <text:list text:style-name="L13">
        <text:list-item>
          <text:p text:style-name="P13">Tiny service (Go/Node/Java):</text:p>
          <text:list>
            <text:list-item>
              <text:p text:style-name="P13"><text:span text:style-name="Source_20_Text">POST /runs</text:span> starts <text:span text:style-name="Source_20_Text">k6 run …</text:span> with params.</text:p>
            </text:list-item>
            <text:list-item>
              <text:p text:style-name="P13"><text:span text:style-name="Source_20_Text">GET /runs</text:span> lists runs (id, params, start/end, status).</text:p>
            </text:list-item>
            <text:list-item>
              <text:p text:style-name="P13">Saves k6 JSON summary under <text:span text:style-name="Source_20_Text">/data/runs</text:span>.</text:p>
            </text:list-item>
            <text:list-item>
              <text:p text:style-name="P13">Exposes Prometheus counters for runs (started, succeeded, failed, active).</text:p>
            </text:list-item>
          </text:list>
        </text:list-item>
      </text:list>
      <text:p text:style-name="Text_20_body"><text:span text:style-name="Strong_20_Emphasis">DoD</text:span></text:p>
      <text:list text:style-name="L14">
        <text:list-item>
          <text:p text:style-name="P14">Starting a run via HTTP works; status and artifact are retrievable.</text:p>
        </text:list-item>
      </text:list>
      <text:p text:style-name="Text_20_body"><text:span text:style-name="Strong_20_Emphasis">Interrogations</text:span></text:p>
      <text:list text:style-name="L15">
        <text:list-item>
          <text:p text:style-name="P15">Single concurrency or a small queue?</text:p>
        </text:list-item>
        <text:list-item>
          <text:p text:style-name="P15">Hard allow-list target to <text:span text:style-name="Source_20_Text">http://app:8080</text:span> (no arbitrary hosts)?</text:p>
        </text:list-item>
      </text:list>
      <text:p text:style-name="Text_20_body"/>
      <text:p text:style-name="Text_20_body"/>
      <text:p text:style-name="Text_20_body"><text:soft-page-break/></text:p>
      <text:p text:style-name="P47">5.5) Add tests in the CI for the docker compose, any other relevant tests to add ?</text:p>
      <text:p text:style-name="P47"/>
      <text:p text:style-name="P47"/>
      <text:p text:style-name="Horizontal_20_Line"/>
      <text:h text:style-name="Heading_20_1" text:outline-level="1">6) Minimal UI</text:h>
      <text:p text:style-name="Text_20_body"><text:span text:style-name="Strong_20_Emphasis">What to do</text:span></text:p>
      <text:list text:style-name="L16">
        <text:list-item>
          <text:p text:style-name="P16">Simple web page: form for params (rate, duration, endpoint, thread_model), “Run” button, table of runs.</text:p>
        </text:list-item>
        <text:list-item>
          <text:p text:style-name="P16">Link each run to Grafana (pre-filled time window) and show a few k6 KPIs from JSON (req/s, p95, errors).</text:p>
        </text:list-item>
      </text:list>
      <text:p text:style-name="Text_20_body"><text:span text:style-name="Strong_20_Emphasis">DoD</text:span></text:p>
      <text:list text:style-name="L17">
        <text:list-item>
          <text:p text:style-name="P17">Non-technical user can launch a run and view charts in 2 clicks.</text:p>
        </text:list-item>
      </text:list>
      <text:p text:style-name="Text_20_body"><text:span text:style-name="Strong_20_Emphasis">Interrogations</text:span></text:p>
      <text:list text:style-name="L18">
        <text:list-item>
          <text:p text:style-name="P18">Add basic auth now or later?</text:p>
        </text:list-item>
        <text:list-item>
          <text:p text:style-name="P18">Do we show live progress (tail k6 output) or just final results?</text:p>
        </text:list-item>
      </text:list>
      <text:p text:style-name="Horizontal_20_Line"/>
      <text:h text:style-name="Heading_20_1" text:outline-level="1">7) Docker Compose packaging</text:h>
      <text:p text:style-name="Text_20_body"><text:span text:style-name="Strong_20_Emphasis">What to do</text:span></text:p>
      <text:list text:style-name="L19">
        <text:list-item>
          <text:p text:style-name="P19">Compose stack: <text:span text:style-name="Source_20_Text">app</text:span>, <text:span text:style-name="Source_20_Text">postgres</text:span>, <text:span text:style-name="Source_20_Text">prometheus</text:span>, <text:span text:style-name="Source_20_Text">grafana</text:span>, <text:span text:style-name="Source_20_Text">runner</text:span>, <text:span text:style-name="Source_20_Text">ui</text:span>.</text:p>
        </text:list-item>
        <text:list-item>
          <text:p text:style-name="P19">Volumes for <text:span text:style-name="Source_20_Text">/data/runs</text:span>. Prometheus scrapes app + runner. Grafana provisioned.</text:p>
        </text:list-item>
      </text:list>
      <text:p text:style-name="Text_20_body"><text:span text:style-name="Strong_20_Emphasis">DoD</text:span></text:p>
      <text:list text:style-name="L20">
        <text:list-item>
          <text:p text:style-name="P20"><text:span text:style-name="Source_20_Text">docker compose up -d</text:span> → open UI → run a test → see Grafana.</text:p>
        </text:list-item>
      </text:list>
      <text:p text:style-name="Text_20_body"><text:span text:style-name="Strong_20_Emphasis">Interrogations</text:span></text:p>
      <text:list text:style-name="L21">
        <text:list-item>
          <text:p text:style-name="P21">CPU/mem limits to keep the demo stable on small VMs?</text:p>
        </text:list-item>
        <text:list-item>
          <text:p text:style-name="P21">Default seeds and safe defaults for first-run success?</text:p>
        </text:list-item>
      </text:list>
      <text:p text:style-name="Horizontal_20_Line"/>
      <text:h text:style-name="Heading_20_1" text:outline-level="1"><text:soft-page-break/>8) Guardrails &amp; safety</text:h>
      <text:p text:style-name="Text_20_body"><text:span text:style-name="Strong_20_Emphasis">What to do</text:span></text:p>
      <text:list text:style-name="L22">
        <text:list-item>
          <text:p text:style-name="P22">Limit <text:span text:style-name="Source_20_Text">RATE</text:span>, <text:span text:style-name="Source_20_Text">DURATION</text:span>, and concurrent runs.</text:p>
        </text:list-item>
        <text:list-item>
          <text:p text:style-name="P22">Basic auth in UI &amp; Grafana if exposed publicly.</text:p>
        </text:list-item>
        <text:list-item>
          <text:p text:style-name="P22">Retention: Prometheus 2–3 days; auto-prune old <text:span text:style-name="Source_20_Text">/data/runs</text:span>.</text:p>
        </text:list-item>
      </text:list>
      <text:p text:style-name="Text_20_body"><text:span text:style-name="Strong_20_Emphasis">DoD</text:span></text:p>
      <text:list text:style-name="L23">
        <text:list-item>
          <text:p text:style-name="P23">You can share a URL without fear of misuse or runaway costs.</text:p>
        </text:list-item>
      </text:list>
      <text:p text:style-name="Text_20_body"><text:span text:style-name="Strong_20_Emphasis">Interrogations</text:span></text:p>
      <text:list text:style-name="L24">
        <text:list-item>
          <text:p text:style-name="P24">TLS with Caddy/Traefik now or later?</text:p>
        </text:list-item>
        <text:list-item>
          <text:p text:style-name="P24">Export/backup path for “favorite” runs?</text:p>
        </text:list-item>
      </text:list>
      <text:p text:style-name="Horizontal_20_Line"/>
      <text:h text:style-name="Heading_20_1" text:outline-level="1">9) Reproducible experiments</text:h>
      <text:p text:style-name="Text_20_body"><text:span text:style-name="Strong_20_Emphasis">What to do</text:span></text:p>
      <text:list text:style-name="L25">
        <text:list-item>
          <text:p text:style-name="P25">Add “scenarios” folder (YAML/JSON) describing standard experiments (e.g., <text:span text:style-name="Source_20_Text">virtual_vs_platform_baseline</text:span>).</text:p>
        </text:list-item>
        <text:list-item>
          <text:p text:style-name="P25">UI dropdown to pick a scenario that pre-fills params.</text:p>
        </text:list-item>
      </text:list>
      <text:p text:style-name="Text_20_body"><text:span text:style-name="Strong_20_Emphasis">DoD</text:span></text:p>
      <text:list text:style-name="L26">
        <text:list-item>
          <text:p text:style-name="P26">Anyone can reproduce your key comparisons without manual tuning.</text:p>
        </text:list-item>
      </text:list>
      <text:p text:style-name="Text_20_body"><text:span text:style-name="Strong_20_Emphasis">Interrogations</text:span></text:p>
      <text:list text:style-name="L27">
        <text:list-item>
          <text:p text:style-name="P27">Do scenarios pin DB size and dataset too?</text:p>
        </text:list-item>
        <text:list-item>
          <text:p text:style-name="P27">Need a “warm-up” phase in each scenario?</text:p>
        </text:list-item>
      </text:list>
      <text:p text:style-name="Horizontal_20_Line"/>
      <text:h text:style-name="Heading_20_1" text:outline-level="1">10) Feedback loop</text:h>
      <text:p text:style-name="Text_20_body"><text:span text:style-name="Strong_20_Emphasis">What to do</text:span></text:p>
      <text:list text:style-name="L28">
        <text:list-item>
          <text:p text:style-name="P28">“Give feedback” link in UI (short form): missing metrics, confusing steps, desired scenarios.</text:p>
        </text:list-item>
        <text:list-item>
          <text:p text:style-name="P28">Log UI usage (which params people change) to prioritize improvements.</text:p>
        </text:list-item>
      </text:list>
      <text:p text:style-name="Text_20_body"><text:span text:style-name="Strong_20_Emphasis">DoD</text:span></text:p>
      <text:list text:style-name="L29">
        <text:list-item>
          <text:p text:style-name="P29">You receive structured feedback after users finish a run.</text:p>
        </text:list-item>
      </text:list>
      <text:p text:style-name="Text_20_body"><text:span text:style-name="Strong_20_Emphasis">Interrogations</text:span></text:p>
      <text:list text:style-name="L30">
        <text:list-item>
          <text:p text:style-name="P30">Do we store optional email for follow-up (privacy notice)?</text:p>
        </text:list-item>
        <text:list-item>
          <text:p text:style-name="P30">Tag runs as “public demo” vs “internal” for later analysis?</text:p>
        </text:list-item>
      </text:list>
      <text:p text:style-name="Horizontal_20_Line"><text:soft-page-break/></text:p>
      <text:h text:style-name="Heading_20_1" text:outline-level="1">11) Cardinality hardening (as usage grows)</text:h>
      <text:p text:style-name="Text_20_body"><text:span text:style-name="Strong_20_Emphasis">What to do</text:span></text:p>
      <text:list text:style-name="L31">
        <text:list-item>
          <text:p text:style-name="P31">Keep <text:span text:style-name="Source_20_Text">thread_model</text:span>, <text:span text:style-name="Source_20_Text">endpoint</text:span>, <text:span text:style-name="Source_20_Text">status</text:span> as the main labels.</text:p>
        </text:list-item>
        <text:list-item>
          <text:p text:style-name="P31">Represent <text:span text:style-name="Source_20_Text">run_id</text:span> <text:span text:style-name="Strong_20_Emphasis">outside</text:span> hot metrics (e.g., a separate <text:span text:style-name="Source_20_Text">benchmark_run_info{run_id=…} 1</text:span>), and rely on time windows for filtering.</text:p>
        </text:list-item>
      </text:list>
      <text:p text:style-name="Text_20_body"><text:span text:style-name="Strong_20_Emphasis">DoD</text:span></text:p>
      <text:list text:style-name="L32">
        <text:list-item>
          <text:p text:style-name="P32">Prometheus stays healthy; no label explosion; queries are fast.</text:p>
        </text:list-item>
      </text:list>
      <text:p text:style-name="Text_20_body"><text:span text:style-name="Strong_20_Emphasis">Interrogations</text:span></text:p>
      <text:list text:style-name="L33">
        <text:list-item>
          <text:p text:style-name="P33">Any per-tenant label needed later? If yes, how to bound it (N tenants max)?</text:p>
        </text:list-item>
      </text:list>
      <text:p text:style-name="Horizontal_20_Line"/>
      <text:h text:style-name="Heading_20_1" text:outline-level="1">12) Optional: ingest k6 metrics into Prometheus</text:h>
      <text:p text:style-name="Text_20_body"><text:span text:style-name="Strong_20_Emphasis">What to do</text:span></text:p>
      <text:list text:style-name="L34">
        <text:list-item>
          <text:p text:style-name="P34">If needed, enable k6 output (Prometheus remote write) to visualize k6’s view alongside app metrics.</text:p>
        </text:list-item>
        <text:list-item>
          <text:p text:style-name="P34">Map only a small, bounded set (req rate, p95, errors).</text:p>
        </text:list-item>
      </text:list>
      <text:p text:style-name="Text_20_body"><text:span text:style-name="Strong_20_Emphasis">DoD</text:span></text:p>
      <text:list text:style-name="L35">
        <text:list-item>
          <text:p text:style-name="P35">Grafana can overlay k6 and app series without cardinality blow-ups.</text:p>
        </text:list-item>
      </text:list>
      <text:p text:style-name="Text_20_body"><text:span text:style-name="Strong_20_Emphasis">Interrogations</text:span></text:p>
      <text:list text:style-name="L36">
        <text:list-item>
          <text:p text:style-name="P36">Is the k6 → Prometheus signal actually helping decisions, or is the JSON summary + app metrics enough?</text:p>
        </text:list-item>
      </text:list>
      <text:p text:style-name="Horizontal_20_Line"/>
      <text:h text:style-name="Heading_20_1" text:outline-level="1">13) Public demo hardening (optional phase)</text:h>
      <text:p text:style-name="Text_20_body"><text:span text:style-name="Strong_20_Emphasis">What to do</text:span></text:p>
      <text:list text:style-name="L37">
        <text:list-item>
          <text:p text:style-name="P37">Put the stack on a small cloud VM with domain + TLS + auth.</text:p>
        </text:list-item>
        <text:list-item>
          <text:p text:style-name="P37">Add CPU quotas and DB size caps.</text:p>
        </text:list-item>
        <text:list-item>
          <text:p text:style-name="P37">“Reset environment” script to clean data between sessions.</text:p>
        </text:list-item>
      </text:list>
      <text:p text:style-name="Text_20_body"><text:span text:style-name="Strong_20_Emphasis">DoD</text:span></text:p>
      <text:list text:style-name="L38">
        <text:list-item>
          <text:p text:style-name="P38">You can share a stable public link for trials.</text:p>
        </text:list-item>
      </text:list>
      <text:p text:style-name="Text_20_body"><text:span text:style-name="Strong_20_Emphasis">Interrogations</text:span></text:p>
      <text:list text:style-name="L39">
        <text:list-item>
          <text:p text:style-name="P39">Do we need multi-tenant isolation now, or is single-tenant fine for feedback?</text:p>
        </text:list-item>
      </text:list>
      <text:p text:style-name="Horizontal_20_Line"><text:soft-page-break/></text:p>
      <text:h text:style-name="Heading_20_1" text:outline-level="1">14) Stretch: scale &amp; scheduling</text:h>
      <text:p text:style-name="Text_20_body"><text:span text:style-name="Strong_20_Emphasis">What to do</text:span></text:p>
      <text:list text:style-name="L40">
        <text:list-item>
          <text:p text:style-name="P40">If needed, add a run queue and background workers.</text:p>
        </text:list-item>
        <text:list-item>
          <text:p text:style-name="P40">Consider Kubernetes Jobs for distributed/parallel runs.</text:p>
        </text:list-item>
      </text:list>
      <text:p text:style-name="Text_20_body"><text:span text:style-name="Strong_20_Emphasis">DoD</text:span></text:p>
      <text:list text:style-name="L41">
        <text:list-item>
          <text:p text:style-name="P41">Multiple users can submit runs without stepping on each other.</text:p>
        </text:list-item>
      </text:list>
      <text:p text:style-name="Text_20_body"><text:span text:style-name="Strong_20_Emphasis">Interrogations</text:span></text:p>
      <text:list text:style-name="L42">
        <text:list-item>
          <text:p text:style-name="P42">Do we really need k8s yet, or does Compose cover 90% of use-cases?</text:p>
        </text:list-item>
      </text:list>
      <text:p text:style-name="Horizontal_20_Line"/>
      <text:h text:style-name="Heading_20_1" text:outline-level="1">15) Docs &amp; “one-pager”</text:h>
      <text:p text:style-name="Text_20_body"><text:span text:style-name="Strong_20_Emphasis">What to do</text:span></text:p>
      <text:list text:style-name="L43">
        <text:list-item>
          <text:p text:style-name="P43">Top-level README: one command to run, one scenario to try, one dashboard to open, one paragraph on “how to read results.”</text:p>
        </text:list-item>
      </text:list>
      <text:p text:style-name="Text_20_body"><text:span text:style-name="Strong_20_Emphasis">DoD</text:span></text:p>
      <text:list text:style-name="L44">
        <text:list-item>
          <text:p text:style-name="P44">A newcomer can succeed in &lt;5 minutes, no context required.</text:p>
        </text:list-item>
      </text:list>
      <text:p text:style-name="Text_20_body"><text:span text:style-name="Strong_20_Emphasis">Interrogations</text:span></text:p>
      <text:list text:style-name="L45">
        <text:list-item>
          <text:p text:style-name="P45">Add a short “Troubleshooting” (ports busy, low RPS due to NIC/CPU affinity)?</text:p>
        </text:list-item>
      </text:list>
      <text:p text:style-name="Horizontal_20_Line"/>
      <text:h text:style-name="Heading_20_2" text:outline-level="2">Notes on current blockers you’ve seen</text:h>
      <text:list text:style-name="L46">
        <text:list-item>
          <text:p text:style-name="P46"><text:span text:style-name="Strong_20_Emphasis">“Can’t overload the server”:</text:span> add controllable bottlenecks (sleep, CPU spin, DB index toggle), reduce Hikari max pool, or limit CPU quotas to force saturation for demonstration.</text:p>
        </text:list-item>
        <text:list-item>
          <text:p text:style-name="P46"><text:span text:style-name="Strong_20_Emphasis">Taskset/affinity issues:</text:span> keep that for advanced docs; the MVP shouldn’t require CPU pinning.</text:p>
        </text:list-item>
        <text:list-item>
          <text:p text:style-name="P46"><text:span text:style-name="Strong_20_Emphasis">k6 vs wrk2:</text:span> lead with k6 (scripting + summaries). Keep wrk2 as an optional expert tool for constant-rate validation.</text:p>
        </text:list-item>
      </text:list>
      <text:p text:style-name="Text_20_body">If you want, I can draft the folder structure and a sample <text:span text:style-name="Source_20_Text">docker-compose.yml</text:span> + the runner’s API skeleton as a follow-up you can paste into your rep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9T22:15:20.28</meta:creation-date>
    <dc:date>2025-09-24T18:56:40.951873548</dc:date>
    <meta:editing-duration>PT41M24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6" meta:paragraph-count="143" meta:word-count="1104" meta:character-count="6574" meta:non-whitespace-character-count="5696"/>
  </office:meta>
</office:document-meta>
</file>